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text-align="justify" style:justify-single-word="false"/>
    </style:style>
    <style:style style:name="T1" style:family="text">
      <style:text-properties style:use-window-font-color="true"/>
    </style:style>
    <style:style style:name="T2" style:family="text">
      <style:text-properties style:use-window-font-color="true"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text:p>
      <text:p text:style-name="P1"/>
      <text:list xml:id="list7843573813971953254" text:style-name="L1">
        <text:list-item>
          <text:p text:style-name="P3">intro</text:p>
          <text:list>
            <text:list-item>
              <text:p text:style-name="P3">C++ =&gt; fonctionnalités supplémentaires par rapport au C comme : <text:span text:style-name="T2">POO</text:span></text:p>
            </text:list-item>
            <text:list-item>
              <text:p text:style-name="P3">Aussi Qt enseigné : bibliothèque, permet entre a<text:span text:style-name="T1">utres </text:span><text:span text:style-name="T2">fenêtres</text:span><text:span text:style-name="T1"> et menus, et </text:span><text:span text:style-name="T2">réseau</text:span><text:span text:style-name="T1">.</text:span></text:p>
            </text:list-item>
          </text:list>
        </text:list-item>
        <text:list-item>
          <text:p text:style-name="P3">Partie 1 : bases impératives C++</text:p>
          <text:list>
            <text:list-item>
              <text:p text:style-name="P3">Chapitre 1 : Qu'est ce que le C++ ?</text:p>
              <text:list>
                <text:list-item>
                  <text:p text:style-name="P3">Les programmes</text:p>
                  <text:list>
                    <text:list-item>
                      <text:p text:style-name="P3">Chaque action faite sur l'ordinateur est gérée par un programme.</text:p>
                    </text:list-item>
                    <text:list-item>
                      <text:p text:style-name="P3">Un logiciel est un ensemble de progs présenté comme un tout à l'utilisateur</text:p>
                    </text:list-item>
                    <text:list-item>
                      <text:p text:style-name="P3">Certains travaillent en tâche de fond</text:p>
                    </text:list-item>
                  </text:list>
                </text:list-item>
                <text:list-item>
                  <text:p text:style-name="P3">Langages de programmation</text:p>
                  <text:list>
                    <text:list-item>
                      <text:p text:style-name="P3">L'ordi ne comprend que le binaire (et indirectement l'assembleur)</text:p>
                    </text:list-item>
                    <text:list-item>
                      <text:p text:style-name="P3">Les langages (tels que C++) ne sont là que pour qu'on comprenne ce qu'on écrit, ce n'est qu'une interface pour nous permettre de parler à l'ordinateur</text:p>
                    </text:list-item>
                    <text:list-item>
                      <text:p text:style-name="P3">Les langages sont traduits en binaire par un compilateur ou un interpréteur</text:p>
                    </text:list-item>
                    <text:list-item>
                      <text:p text:style-name="P3">L'ordi ne lit QUE le binaire, le code source C++ n'est là que pour les humains</text:p>
                    </text:list-item>
                  </text:list>
                </text:list-item>
                <text:list-item>
                  <text:p text:style-name="P3">Particularités du C++</text:p>
                  <text:list>
                    <text:list-item>
                      <text:p text:style-name="P3">C++ très populaire =&gt; grande communauté sur forums + tutos</text:p>
                    </text:list-item>
                    <text:list-item>
                      <text:p text:style-name="P3">langages haut niveau (pas C++) : (fausse) simplicité et peu de puissance</text:p>
                      <text:list>
                        <text:list-item>
                          <text:p text:style-name="P3">fausse simplicité ex : T+1 pour la deuxième case, alors que T = l'adresse de la première case, + 1, = l'adresse du 2ème octet de la première case et non l'adresse de la deuxième case du tableau. Devrait être T+sizeof(type), mais fausse simplicité erronée apportée par le haut niveau, du coup, obligation de se calibrer sur les idées reçues fausses et aléatoires = merde.</text:p>
                        </text:list-item>
                      </text:list>
                    </text:list-item>
                    <text:list-item>
                      <text:p text:style-name="P3">langage bas niv (C++) : on doit être perspicace mais puissants, donnent contrôle</text:p>
                    </text:list-item>
                    <text:list-item>
                      <text:p text:style-name="P3">portable : un code en C++ s'exécute sous n'importe quel OS</text:p>
                    </text:list-item>
                    <text:list-item>
                      <text:p text:style-name="P3">beaucoup de bibliothèques : accès facilité à plein fonctions complexes (3D etc)</text:p>
                    </text:list-item>
                    <text:list-item>
                      <text:p text:style-name="P3">multi-paradigme : on peut programmer en impératif comme en POO etc</text:p>
                    </text:list-item>
                  </text:list>
                </text:list-item>
              </text:list>
            </text:list-item>
            <text:list-item>
              <text:p text:style-name="P3">Chapitre 3 : premier programme</text:p>
              <text:list>
                <text:list-item>
                  <text:p text:style-name="P3">2 sortes de programmes : console et GUI</text:p>
                </text:list-item>
                <text:list-item>
                  <text:p text:style-name="P3">premier programme</text:p>
                  <text:list>
                    <text:list-item>
                      <text:p text:style-name="P3">code de base (inclusion, espace de nom, fonction principale et retour)</text:p>
                    </text:list-item>
                    <text:list-item>
                      <text:p text:style-name="P3">afficher un message</text:p>
                    </text:list-item>
                    <text:list-item>
                      <text:p text:style-name="P3">mettre l'ordi en pause (marche pas sous mac)</text:p>
                    </text:list-item>
                    <text:list-item>
                      <text:p text:style-name="P3">enregistrement du fichier sous le bon nom + extension + langage</text:p>
                    </text:list-item>
                    <text:list-item>
                      <text:p text:style-name="P3">compilation</text:p>
                    </text:list-item>
                  </text:list>
                </text:list-item>
                <text:list-item>
                  <text:p text:style-name="P3">explications</text:p>
                  <text:list>
                    <text:list-item>
                      <text:p text:style-name="P3">qu'est ce qu'une bibliothèque</text:p>
                    </text:list-item>
                    <text:list-item>
                      <text:p text:style-name="P3">qu'est ce qu'une directive de préprocesseur</text:p>
                    </text:list-item>
                    <text:list-item>
                      <text:p text:style-name="P3">quelle est l'utilité d'iostream (signification + ce qu'elle gère)</text:p>
                    </text:list-item>
                    <text:list-item>
                      <text:p text:style-name="P3">iostream est une bibliothèque appartenant à un bibliothèque plus grande : std</text:p>
                    </text:list-item>
                    <text:list-item>
                      <text:p text:style-name="P3">std est livrée par défaut avec le C++</text:p>
                    </text:list-item>
                    <text:list-item>
                      <text:p text:style-name="P3">utilité espace de noms</text:p>
                    </text:list-item>
                    <text:list-item>
                      <text:p text:style-name="P3">indiquer l'espace de nom à utiliser (le plus courant) de 2 façons</text:p>
                    </text:list-item>
                    <text:list-item>
                      <text:p text:style-name="P3">syntaxe des instructions en générale en C++</text:p>
                    </text:list-item>
                    <text:list-item>
                      <text:p text:style-name="P3">fonction d'écriture de messages à l'écran</text:p>
                    </text:list-item>
                    <text:list-item>
                      <text:p text:style-name="P3">séparateurs de cette fonction</text:p>
                    </text:list-item>
                    <text:list-item>
                      <text:p text:style-name="P3">syntaxe des messages</text:p>
                    </text:list-item>
                    <text:list-item>
                      <text:p text:style-name="P3"><text:soft-page-break/>saut de ligne</text:p>
                    </text:list-item>
                    <text:list-item>
                      <text:p text:style-name="P3">caractères autorisés dans un message (restrictions surtout sous win et consoles, mais sous mac et linux, et sous Qt, normalement ça va)</text:p>
                    </text:list-item>
                    <text:list-item>
                      <text:p text:style-name="P3">dernière instruction du programme : signification</text:p>
                    </text:list-item>
                  </text:list>
                </text:list-item>
                <text:list-item>
                  <text:p text:style-name="P3">commenter</text:p>
                  <text:list>
                    <text:list-item>
                      <text:p text:style-name="P3">commentaires sur une ligne</text:p>
                    </text:list-item>
                    <text:list-item>
                      <text:p text:style-name="P3">commentaires multilignes</text:p>
                    </text:list-item>
                    <text:list-item>
                      <text:p text:style-name="P3">s'habituer à toujours commenter comme pour les autres ou soit plus tard</text:p>
                    </text:list-item>
                    <text:list-item>
                      <text:p text:style-name="P3">s'entrainer à commenter de différentes façons. Exs :</text:p>
                      <text:list>
                        <text:list-item>
                          <text:p text:style-name="P3">chaque instruction : pas très utile</text:p>
                        </text:list-item>
                        <text:list-item>
                          <text:p text:style-name="P3">une série d'instructions</text:p>
                        </text:list-item>
                        <text:list-item>
                          <text:p text:style-name="P3">pour sois : je peux mettre à ma façon</text:p>
                        </text:list-item>
                        <text:list-item>
                          <text:p text:style-name="P3">pour les autres (projets) : expliquer de façon neutre le fonctionnement</text:p>
                        </text:list-item>
                      </text:list>
                    </text:list-item>
                  </text:list>
                </text:list-item>
              </text:list>
            </text:list-item>
            <text:list-item>
              <text:p text:style-name="P3">Chapitre 4 : utiliser la mémoire</text:p>
              <text:list>
                <text:list-item>
                  <text:p text:style-name="P3">qu'est ce qu'une variable, et par quoi elle est caractérisée ? (emplacement, nom, type)</text:p>
                </text:list-item>
                <text:list-item>
                  <text:p text:style-name="P3">syntaxe nom variable (caractères autorisés, premier caractère, accentuation et espaces : interdits)</text:p>
                </text:list-item>
                <text:list-item>
                  <text:p text:style-name="P3">C++ respecte la casse (s'entrainer à déclarer des variables de même lettres =/= casse)</text:p>
                </text:list-item>
                <text:list-item>
                  <text:p text:style-name="P3">donner des noms significatifs (clarté personnelle, partage de programmes en projets)</text:p>
                </text:list-item>
                <text:list-item>
                  <text:p text:style-name="P3">convention générale des noms de variables (nomVar plutot que Nom_var)</text:p>
                </text:list-item>
                <text:list-item>
                  <text:p text:style-name="P3">les principaux types (bool, char, int, double et string) (long et float inutiles)</text:p>
                </text:list-item>
                <text:list-item>
                  <text:p text:style-name="P3">NE PAS OUBLIER D'INCLURE STRING SI J'EN UTILISE !!!!</text:p>
                </text:list-item>
                <text:list-item>
                  <text:p text:style-name="P3">forcer une variable à être positive (unsigned)</text:p>
                </text:list-item>
                <text:list-item>
                  <text:p text:style-name="P3">déclarer une variable (2 façons : façon C++ (comme objet) et façon C)</text:p>
                </text:list-item>
                <text:list-item>
                  <text:p text:style-name="P3">s'habituer à toujours déclarer façon C++</text:p>
                </text:list-item>
                <text:list-item>
                  <text:p text:style-name="P3">syntaxe constante char (par quoi entourer une lettre) et constante string</text:p>
                </text:list-item>
                <text:list-item>
                  <text:p text:style-name="P3">ne pas oublier : libération automatique mémoire (toutes variables, objets créés ou non), à la fin d'une fonction. Donc, tout ce qu'il reste supprimé à la fin de main.</text:p>
                </text:list-item>
                <text:list-item>
                  <text:p text:style-name="P3">utiliser un string sans include string marche. Se rappeler pourquoi, mais quand même mettre l'include, car sans prototype, le compilateur croit que tous les paramètres (dont il ne connait le nombre) et le retour sont des int. Marche juste car bibliothèques comme string déjà dans C++ par défaut.</text:p>
                </text:list-item>
                <text:list-item>
                  <text:p text:style-name="P3">déclarer plusieurs variables d'un même type en une seule ligne</text:p>
                </text:list-item>
                <text:list-item>
                  <text:p text:style-name="P3">déclarer sans initialiser. Pas dure mais nombres et bool initialisés par défaut, et autres (vidés ?) pas de valeur (\0 ?)</text:p>
                </text:list-item>
                <text:list-item>
                  <text:p text:style-name="P3">pas de paranthèses vides après le nom de la variable (??? pas const par défaut ?) =&gt; pas vraiment objet ? =&gt; faire attention à la distinction pour déclarer objets</text:p>
                </text:list-item>
                <text:list-item>
                  <text:p text:style-name="P3">afficher la valeur d'une variable</text:p>
                </text:list-item>
                <text:list-item>
                  <text:p text:style-name="P3">créer une référence sur une variable (un deuxième nom)</text:p>
                </text:list-item>
                <text:list-item>
                  <text:p text:style-name="P3">utilité possible immédiate : un programmeur utilise un nom sur des centaines de lignes, un autre en a utilisé un autre (ou le même a fait 100 fois la même faute dans le nom). Pas besoin de tout corriger, juste de rajouter int&amp; nomErroné(vraiNom);</text:p>
                </text:list-item>
              </text:list>
            </text:list-item>
            <text:list-item>
              <text:p text:style-name="P3">Chapitre 5 : une vraie calculatrice</text:p>
              <text:list>
                <text:list-item>
                  <text:p text:style-name="P3">demander des informations à l'utilisateur</text:p>
                  <text:list>
                    <text:list-item>
                      <text:p text:style-name="P3">stocker une valeur saisie par l'utilisateur</text:p>
                    </text:list-item>
                    <text:list-item>
                      <text:p text:style-name="P3">stocker une phrase en une fois (guillemets ne marchent pas !!! utiliser fonction) + Toujouts faire quelque chose avant ça !!! (évite problèmes si déjà eu cin avant)</text:p>
                    </text:list-item>
                  </text:list>
                </text:list-item>
                <text:list-item>
                  <text:p text:style-name="P3">changer le contenu d'une variable</text:p>
                  <text:list>
                    <text:list-item>
                      <text:p text:style-name="P3">affecter une variable (avec une constante ou une autre variable)</text:p>
                    </text:list-item>
                    <text:list-item>
                      <text:p text:style-name="P3">utiliser les 5 opérations de base</text:p>
                    </text:list-item>
                    <text:list-item>
                      <text:p text:style-name="P3"><text:soft-page-break/>faire opérations complexes, tester priorités opérateurs et paranthèses</text:p>
                    </text:list-item>
                  </text:list>
                </text:list-item>
                <text:list-item>
                  <text:p text:style-name="P3">les constantes</text:p>
                  <text:list>
                    <text:list-item>
                      <text:p text:style-name="P3">déclarer une constante (mot peut être mit avant ou après type)</text:p>
                    </text:list-item>
                    <text:list-item>
                      <text:p text:style-name="P3">TOUJOURS se demander si une variable va changer et si elle doit être constante</text:p>
                    </text:list-item>
                  </text:list>
                </text:list-item>
                <text:list-item>
                  <text:p text:style-name="P3">afficher des calculs</text:p>
                  <text:list>
                    <text:list-item>
                      <text:p text:style-name="P3">stocker le résultat puis l'afficher</text:p>
                    </text:list-item>
                    <text:list-item>
                      <text:p text:style-name="P3">ou : afficher directement le calcule (cout &lt;&lt; (a+b)*4; marche)</text:p>
                    </text:list-item>
                  </text:list>
                </text:list-item>
                <text:list-item>
                  <text:p text:style-name="P3">raccourcis</text:p>
                  <text:list>
                    <text:list-item>
                      <text:p text:style-name="P3">incrémenter et décrémenter (2 façons/positions possibles, dire la différence)</text:p>
                    </text:list-item>
                    <text:list-item>
                      <text:p text:style-name="P3">raccourcis généraux des 5 opérations de bases</text:p>
                    </text:list-item>
                  </text:list>
                </text:list-item>
                <text:list-item>
                  <text:p text:style-name="P3">plus de maths</text:p>
                  <text:list>
                    <text:list-item>
                      <text:p text:style-name="P3">inclure bibliothèque correspondant</text:p>
                    </text:list-item>
                    <text:list-item>
                      <text:p text:style-name="P3">racine carrée, sin, cos, tangente, exp, ln, log10, log2, val abs, tronquage, val sup</text:p>
                    </text:list-item>
                  </text:list>
                </text:list-item>
              </text:list>
            </text:list-item>
            <text:list-item>
              <text:p text:style-name="P3">Chapitre 6 : structures de contrôle</text:p>
              <text:list>
                <text:list-item>
                  <text:p text:style-name="P3">intro</text:p>
                  <text:list>
                    <text:list-item>
                      <text:p text:style-name="P3">Qu'est ce qu'une structure de contrôle ? (permet la prise de décision. Permet en générale de déterminer l'ordre dans lequel les instructions s'enchainent (archi...))</text:p>
                    </text:list-item>
                    <text:list-item>
                      <text:p text:style-name="P3">Deux grands types de structures de contrôle (conditions et boucles)</text:p>
                    </text:list-item>
                  </text:list>
                </text:list-item>
                <text:list-item>
                  <text:p text:style-name="P3">conditions</text:p>
                  <text:list>
                    <text:list-item>
                      <text:p text:style-name="P3">6 opérateurs de comparaison</text:p>
                    </text:list-item>
                    <text:list-item>
                      <text:p text:style-name="P3">condition if, else if, else (paranthèses obligatoires pour if ?)</text:p>
                    </text:list-item>
                    <text:list-item>
                      <text:p text:style-name="P3">condition switch (case, break, default)</text:p>
                    </text:list-item>
                    <text:list-item>
                      <text:p text:style-name="P3">condition ternaire (pas dans cours)</text:p>
                    </text:list-item>
                  </text:list>
                </text:list-item>
                <text:list-item>
                  <text:p text:style-name="P3">booléens et combinaisons de conditions</text:p>
                  <text:list>
                    <text:list-item>
                      <text:p text:style-name="P3">utiliser un if avec une variable bool entre paranthèses</text:p>
                    </text:list-item>
                    <text:list-item>
                      <text:p text:style-name="P3">3 opérateurs booléens</text:p>
                    </text:list-item>
                  </text:list>
                </text:list-item>
                <text:list-item>
                  <text:p text:style-name="P3">boucles</text:p>
                  <text:list>
                    <text:list-item>
                      <text:p text:style-name="P3">while</text:p>
                    </text:list-item>
                    <text:list-item>
                      <text:p text:style-name="P3">do while (ne pas oublier le point-virgule)</text:p>
                    </text:list-item>
                    <text:list-item>
                      <text:p text:style-name="P3">for (on peut déclarer le compteur à deux endroits. Diff : portée de i)</text:p>
                    </text:list-item>
                  </text:list>
                </text:list-item>
              </text:list>
            </text:list-item>
            <text:list-item>
              <text:p text:style-name="P3"/>
            </text:list-item>
          </text:list>
        </text:list-item>
        <text:list-item>
          <text:p text:style-name="P3">Partie 2 : POO C++</text:p>
          <text:list>
            <text:list-item>
              <text:p text:style-name="P3"/>
            </text:list-item>
          </text:list>
        </text:list-item>
        <text:list-item>
          <text:p text:style-name="P3">Partie 3 : bibliothèque Qt</text:p>
          <text:list>
            <text:list-item>
              <text:p text:style-name="P3"/>
            </text:list-item>
          </text:list>
        </text:list-item>
        <text:list-item>
          <text:p text:style-name="P3">Partie 4 : bibliothèque standard</text:p>
          <text:list>
            <text:list-item>
              <text:p text:style-name="P3"/>
            </text:list-item>
          </text:list>
        </text:list-item>
        <text:list-item>
          <text:p text:style-name="P3">Partie 5 : Notions avancées</text:p>
          <text:list>
            <text:list-item>
              <text:p text:style-name="P3"/>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5:09:34</meta:creation-date>
    <meta:generator>OpenOffice.org/3.4.1$Unix OpenOffice.org_project/341m1$Build-9593</meta:generator>
    <dc:date>2013-05-06T19:28:05</dc:date>
    <meta:editing-duration>PT18H41M23S</meta:editing-duration>
    <meta:editing-cycles>141</meta:editing-cycles>
    <meta:document-statistic meta:table-count="0" meta:image-count="0" meta:object-count="0" meta:page-count="3" meta:paragraph-count="115" meta:word-count="1205" meta:character-count="6810"/>
  </office:meta>
</office:document-meta>
</file>